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Normal_5f_NOMBRES_20__28_simples_20_y_20_exactos_20_de_20_toda_20_España_20_y_20_exactos_20_por_20_Provincia_20_de_20_Residencia_29_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.c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torres</text:p>
          </table:table-cell>
          <table:table-cell office:value-type="float" office:value="1069750857" calcext:value-type="float">
            <text:p>1069750857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torres</text:p>
          </table:table-cell>
          <table:table-cell office:value-type="float" office:value="1069750858" calcext:value-type="float">
            <text:p>1069750858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torres</text:p>
          </table:table-cell>
          <table:table-cell office:value-type="float" office:value="1069750859" calcext:value-type="float">
            <text:p>1069750859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torres</text:p>
          </table:table-cell>
          <table:table-cell office:value-type="float" office:value="1069750860" calcext:value-type="float">
            <text:p>1069750860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orres</text:p>
          </table:table-cell>
          <table:table-cell office:value-type="float" office:value="1069750861" calcext:value-type="float">
            <text:p>1069750861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torres</text:p>
          </table:table-cell>
          <table:table-cell office:value-type="float" office:value="1069750862" calcext:value-type="float">
            <text:p>1069750862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torres</text:p>
          </table:table-cell>
          <table:table-cell office:value-type="float" office:value="1069750863" calcext:value-type="float">
            <text:p>1069750863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ose antonio</text:p>
          </table:table-cell>
          <table:table-cell office:value-type="string" calcext:value-type="string">
            <text:p>torres</text:p>
          </table:table-cell>
          <table:table-cell office:value-type="float" office:value="1069750864" calcext:value-type="float">
            <text:p>1069750864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torres</text:p>
          </table:table-cell>
          <table:table-cell office:value-type="float" office:value="1069750865" calcext:value-type="float">
            <text:p>1069750865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torres</text:p>
          </table:table-cell>
          <table:table-cell office:value-type="float" office:value="1069750866" calcext:value-type="float">
            <text:p>1069750866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francisco javier</text:p>
          </table:table-cell>
          <table:table-cell office:value-type="string" calcext:value-type="string">
            <text:p>torres</text:p>
          </table:table-cell>
          <table:table-cell office:value-type="float" office:value="1069750867" calcext:value-type="float">
            <text:p>1069750867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orres</text:p>
          </table:table-cell>
          <table:table-cell office:value-type="float" office:value="1069750868" calcext:value-type="float">
            <text:p>1069750868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torres</text:p>
          </table:table-cell>
          <table:table-cell office:value-type="float" office:value="1069750869" calcext:value-type="float">
            <text:p>1069750869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torres</text:p>
          </table:table-cell>
          <table:table-cell office:value-type="float" office:value="1069750870" calcext:value-type="float">
            <text:p>1069750870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torres</text:p>
          </table:table-cell>
          <table:table-cell office:value-type="float" office:value="1069750871" calcext:value-type="float">
            <text:p>1069750871</text:p>
          </table:table-cell>
        </table:table-row>
        <table:table-row table:style-name="ro2">
          <table:table-cell office:value-type="string" calcext:value-type="string">
            <text:p>millos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torres</text:p>
          </table:table-cell>
          <table:table-cell office:value-type="float" office:value="1069750872" calcext:value-type="float">
            <text:p>1069750872</text:p>
          </table:table-cell>
        </table:table-row>
      </table:table>
      <table:named-expressions/>
      <table:database-ranges>
        <table:database-range table:name="__Anonymous_Sheet_DB__0" table:target-range-address="Hoja1.B2:Hoja1.B19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€</number:text>
    </number:number-style>
    <number:number-style style:name="N12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</number:number-style>
    <number:number-style style:name="N131">
      <number:text>-</number:text>
      <number:number number:decimal-places="0" loext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</number:number-style>
    <number:number-style style:name="N133">
      <number:text>-</number:text>
      <number:number number:decimal-places="2" loext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pta</number:text>
    </number:number-style>
    <number:number-style style:name="N139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pta</number:text>
    </number:number-style>
    <number:number-style style:name="N141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pta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4P2" style:volatile="true">
      <loext:text> </loext:text>
      <loext:fill-character> </loext:fill-character>
      <number:text>-   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7P0"/>
    </number:number-style>
    <number:number-style style:name="N148">
      <number:number number:decimal-places="1" loext:min-decimal-places="1" number:min-integer-digits="1" number:grouping="true"/>
    </number:number-style>
    <number:number-style style:name="N149">
      <number:text> </number:text>
      <number:number number:min-integer-digits="1"/>
      <number:text/>
    </number:number-style>
    <number:number-style style:name="N150">
      <number:number number:decimal-places="1" loext:min-decimal-places="1" number:min-integer-digits="1" number:grouping="true"/>
      <number:text> </number:text>
    </number:number-style>
    <number:number-style style:name="N151">
      <number:number number:decimal-places="1" loext:min-decimal-places="1" number:min-integer-digits="1" number:grouping="true"/>
      <number:text>  </number:text>
    </number:number-style>
    <number:number-style style:name="N152">
      <number:number number:decimal-places="0" loext:min-decimal-places="0" number:min-integer-digits="1" number:grouping="true"/>
      <number:text>  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NOMBRES_20__28_simples_20_y_20_exactos_20_de_20_toda_20_España_20_y_20_exactos_20_por_20_Provincia_20_de_20_Residencia_29_" style:display-name="Normal_NOMBRES (simples y exactos de toda España y exactos por Provincia de Residencia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5:16:39.394413284</meta:creation-date>
    <meta:generator>LibreOffice/6.4.7.2$Linux_X86_64 LibreOffice_project/40$Build-2</meta:generator>
    <dc:date>2021-11-09T15:22:23.013423766</dc:date>
    <meta:editing-duration>PT5M44S</meta:editing-duration>
    <meta:editing-cycles>1</meta:editing-cycles>
    <meta:document-statistic meta:table-count="1" meta:cell-count="68" meta:object-count="0"/>
  </office:meta>
</office:document-meta>
</file>